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6.936cm" fo:min-width="6.686cm"/>
    </style:style>
    <style:style style:name="gr2" style:family="graphic" style:parent-style-name="standard">
      <style:graphic-properties draw:fill-color="#cc0000" draw:textarea-horizontal-align="justify" draw:textarea-vertical-align="middle" draw:auto-grow-height="false" fo:min-height="6.481cm" fo:min-width="12.327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cc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10.16cm" svg:x="4.937cm" svg:y="8.112cm">
          <text:p text:style-name="P1">Chamodi jayamini – 17020387</text:p>
          <text:p text:style-name="P1"/>
          <text:p text:style-name="P1">Saroj de seram - 1702019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2.827cm" svg:height="6.731cm" svg:x="3.921cm" svg:y="20.431cm">
          <text:p text:style-name="P1">K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5:44.587352921</meta:creation-date>
    <dc:date>2018-02-19T15:14:49.382681990</dc:date>
    <meta:editing-duration>PT38M54S</meta:editing-duration>
    <meta:editing-cycles>2</meta:editing-cycles>
    <meta:generator>LibreOffice/5.1.6.2$Linux_X86_64 LibreOffice_project/10m0$Build-2</meta:generator>
    <meta:document-statistic meta:object-count="2"/>
  </office:meta>
</office:document-meta>
</file>